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fo:margin-left="0in" fo:margin-right="0in" table:align="margins"/>
    </style:style>
    <style:style style:name="Table1.A" style:family="table-column">
      <style:table-column-properties style:column-width="5.9056in" style:rel-column-width="65535*"/>
    </style:style>
    <style:style style:name="P1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Arial" fo:font-size="10pt" fo:language="es" fo:country="AR"/>
    </style:style>
    <style:style style:name="P4" style:family="paragraph" style:parent-style-name="Standard">
      <style:text-properties style:font-name="Arial" fo:font-size="10pt" fo:language="es" fo:country="AR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es" fo:country="AR"/>
    </style:style>
    <style:style style:name="P8" style:family="paragraph" style:parent-style-name="Standard">
      <style:text-properties style:font-name="Arial" fo:font-size="10pt" fo:language="es" fo:country="AR" fo:font-style="italic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language="es" fo:country="AR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fo:font-weight="bold"/>
    </style:style>
    <style:style style:name="P11" style:family="paragraph" style:parent-style-name="Standard" style:list-style-name="L1">
      <style:paragraph-properties fo:margin-left="0in" fo:margin-right="0in" fo:text-align="justify" style:justify-single-word="false" fo:orphans="2" fo:widows="2" fo:text-indent="0in" style:auto-text-indent="false"/>
      <style:text-properties style:font-name="Arial" fo:font-size="10pt" fo:language="es" fo:country="ES"/>
    </style:style>
    <style:style style:name="P12" style:family="paragraph" style:parent-style-name="Standard" style:list-style-name="L2">
      <style:paragraph-properties fo:margin-left="0in" fo:margin-right="0in" fo:text-align="justify" style:justify-single-word="false" fo:orphans="2" fo:widows="2" fo:text-indent="0in" style:auto-text-indent="false"/>
      <style:text-properties style:font-name="Arial" fo:font-size="10pt" fo:language="es" fo:country="ES"/>
    </style:style>
    <style:style style:name="P13" style:family="paragraph" style:parent-style-name="Standard" style:list-style-name="L2">
      <style:paragraph-properties fo:margin-left="0in" fo:margin-right="0in" fo:text-align="justify" style:justify-single-word="false" fo:orphans="2" fo:widows="2" fo:text-indent="0in" style:auto-text-indent="false"/>
      <style:text-properties style:font-name="Arial" fo:font-size="10pt" fo:language="es" fo:country="AR"/>
    </style:style>
    <style:style style:name="P14" style:family="paragraph" style:parent-style-name="Standard" style:list-style-name="L1">
      <style:paragraph-properties fo:margin-left="0in" fo:margin-right="0in" fo:text-align="justify" style:justify-single-word="false" fo:orphans="2" fo:widows="2" fo:text-indent="0in" style:auto-text-indent="false"/>
      <style:text-properties fo:language="es" fo:country="ES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fo:language="es" fo:country="AR"/>
    </style:style>
    <style:style style:name="T3" style:family="text">
      <style:text-properties officeooo:rsid="00001ba1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/>
        <text:p text:style-name="Normal"/>
        <text:p text:style-name="P5">Espectáculo integrante Catálogo INT Presenta 2015</text:p>
        <text:p text:style-name="P10">Comprobante de confirmación</text:p>
        <text:p text:style-name="P10">para Catálogo INT Presenta 2016 <text:s/></text:p>
        <text:p text:style-name="P7"/>
        <text:p text:style-name="P8"/>
        <text:p text:style-name="P4"/>
        <text:p text:style-name="P4">Fecha de impresión del remito: [FECHA_DE_IMPRESION_DEL_REMITO]</text:p>
        <text:p text:style-name="P4"/>
        <text:p text:style-name="P4">Nombre del Espectáculo: [NOMBRE_DEL_ESPECTACULO]</text:p>
        <text:p text:style-name="P4">Provincia: [PROVINCIA]</text:p>
        <text:p text:style-name="P4">Región: [REGION]</text:p>
        <text:p text:style-name="P4"/>
        <text:p text:style-name="P4">Nº de trámite: [NUMERO_DE_TRAMITE]</text:p>
        <text:p text:style-name="P4">Fecha de trámite: [FECHA_DE_TRAMITE]</text:p>
        <text:p text:style-name="P4"/>
        <text:p text:style-name="P4">Datos del Responsable: [DATOS_DEL_RESPONSABLE]</text:p>
        <text:p text:style-name="P4"/>
        <text:p text:style-name="P4"/>
        <text:p text:style-name="P4"/>
        <table:table table:name="Table1" table:style-name="Table1">
          <table:table-column table:style-name="Table1.A"/>
          <table:table-row>
            <table:table-cell office:value-type="string">
              <text:p text:style-name="P3"/>
              <text:p text:style-name="P6">Importante</text:p>
              <text:p text:style-name="P1">En el caso haberse producido algún cambio de intérprete/s, se deberá presentar en la correspondiente Representación Provincial del INT:</text:p>
              <text:list xml:id="list6242873052755128756" text:style-name="L1">
                <text:list-item>
                  <text:p text:style-name="P11">Una copia de este comprobante.</text:p>
                </text:list-item>
                <text:list-item>
                  <text:p text:style-name="P14"><text:span text:style-name="T2">Un nuevo </text:span><text:span text:style-name="T1">DVD del espectáculo completo y con el/los nuevo/s intérprete/s: 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">En el caso de haberse producido un cambio de responsable del espectáculo, se deberá presentar en la correspondiente Representación Provincial del INT:</text:p>
              <text:list xml:id="list8116150724911474723" text:style-name="L2">
                <text:list-item>
                  <text:p text:style-name="P12">Una copia de este comprobante</text:p>
                </text:list-item>
                <text:list-item>
                  <text:p text:style-name="P13">Una copia del DNI del nuevo responsable.</text:p>
                </text:list-item>
                <text:list-item>
                  <text:p text:style-name="P13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9"/>
              <text:p text:style-name="P9">En cualquiera de los casos, la documentación podrá ser presentada hasta el 2<text:span text:style-name="T3">3</text:span>/01/16. <text:s/></text:p>
              <text:p text:style-name="P4"/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language="es" fo:country="E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>
      <style:paragraph-properties fo:line-height="100%" fo:text-align="start" style:justify-single-word="false" fo:orphans="0" fo:widows="0" fo:background-color="transparent" fo:padding="0in" fo:border="none" style:writing-mode="lr-tb">
        <style:background-image/>
      </style:paragraph-properties>
      <style:text-properties fo:font-variant="normal" fo:text-transform="none" fo:color="#000000" style:font-name="Times New Roman" fo:font-family="'Times New Roman'" fo:font-size="12pt" fo:language="en" fo:country="US" fo:font-weight="normal"/>
    </style:style>
    <style:style style:name="Epígrafe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Encabezado" style:family="paragraph" style:parent-style-name="Standard">
      <style:paragraph-properties>
        <style:tab-stops>
          <style:tab-stop style:position="2.952in" style:type="center"/>
          <style:tab-stop style:position="5.9035in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Pie_20_de_20_página" style:display-name="Pie de página" style:family="paragraph" style:parent-style-name="Standard">
      <style:paragraph-properties>
        <style:tab-stops>
          <style:tab-stop style:position="2.952in" style:type="center"/>
          <style:tab-stop style:position="5.9035in" style:type="right"/>
        </style:tab-stops>
      </style:paragraph-properties>
    </style:style>
    <style:style style:name="Texto_20_de_20_globo" style:display-name="Texto de globo" style:family="paragraph" style:parent-style-name="Normal">
      <style:text-properties style:font-name="Tahoma" fo:font-family="Tahoma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6_5f_text" style:display-name="WW_CharLFO1LVL6_text" style:family="text">
      <style:text-properties style:font-name="Wingdings" fo:font-family="Wingdings"/>
    </style:style>
    <style:style style:name="WW_5f_CharLFO1LVL5_5f_text" style:display-name="WW_CharLFO1LVL5_text" style:family="text">
      <style:text-properties style:font-name="Courier New" fo:font-family="'Courier New'"/>
    </style:style>
    <style:style style:name="WW8Num1z1_5f_text" style:display-name="WW8Num1z1_text" style:family="text">
      <style:text-properties style:font-name="Courier New" fo:font-family="'Courier New'"/>
    </style:style>
    <style:style style:name="WW_5f_CharLFO2LVL3_5f_text" style:display-name="WW_CharLFO2LVL3_text" style:family="text">
      <style:text-properties style:font-name="Wingdings" fo:font-family="Wingdings"/>
    </style:style>
    <style:style style:name="WW_5f_CharLFO2LVL8_5f_text" style:display-name="WW_CharLFO2LVL8_text" style:family="text">
      <style:text-properties style:font-name="Courier New" fo:font-family="'Courier New'"/>
    </style:style>
    <style:style style:name="WW8Num1z0_5f_text" style:display-name="WW8Num1z0_text" style:family="text">
      <style:text-properties style:font-name="Symbol" fo:font-family="Symbol"/>
    </style:style>
    <style:style style:name="Encabezado_20_Car_5f_text" style:display-name="Encabezado Car_text" style:family="text">
      <style:text-properties fo:language="es" fo:country="ES"/>
    </style:style>
    <style:style style:name="WW8Num1z2_5f_text" style:display-name="WW8Num1z2_text" style:family="text">
      <style:text-properties style:font-name="Wingdings" fo:font-family="Wingdings"/>
    </style:style>
    <style:style style:name="WW_5f_CharLFO2LVL4_5f_text" style:display-name="WW_CharLFO2LVL4_text" style:family="text">
      <style:text-properties style:font-name="Symbol" fo:font-family="Symbol"/>
    </style:style>
    <style:style style:name="WW_5f_CharLFO2LVL9_5f_text" style:display-name="WW_CharLFO2LVL9_text" style:family="text">
      <style:text-properties style:font-name="Wingdings" fo:font-family="Wingdings"/>
    </style:style>
    <style:style style:name="WW_5f_CharLFO1LVL2_5f_text" style:display-name="WW_CharLFO1LVL2_text" style:family="text">
      <style:text-properties style:font-name="Courier New" fo:font-family="'Courier New'"/>
    </style:style>
    <style:style style:name="WW_5f_CharLFO1LVL7_5f_text" style:display-name="WW_CharLFO1LVL7_text" style:family="text">
      <style:text-properties style:font-name="Symbol" fo:font-family="Symbol"/>
    </style:style>
    <style:style style:name="WW_5f_CharLFO1LVL3_5f_text" style:display-name="WW_CharLFO1LVL3_text" style:family="text">
      <style:text-properties style:font-name="Wingdings" fo:font-family="Wingdings"/>
    </style:style>
    <style:style style:name="WW_5f_CharLFO2LVL5_5f_text" style:display-name="WW_CharLFO2LVL5_text" style:family="text">
      <style:text-properties style:font-name="Courier New" fo:font-family="'Courier New'"/>
    </style:style>
    <style:style style:name="WW8Num4z0_5f_text" style:display-name="WW8Num4z0_text" style:family="text">
      <style:text-properties style:font-name="Symbol" fo:font-family="Symbol"/>
    </style:style>
    <style:style style:name="Texto_20_de_20_globo_20_Car_5f_text" style:display-name="Texto de globo Car_text" style:family="text">
      <style:text-properties style:font-name="Tahoma" fo:font-family="Tahoma" fo:font-size="8pt"/>
    </style:style>
    <style:style style:name="WW_5f_CharLFO1LVL1_5f_text" style:display-name="WW_CharLFO1LVL1_text" style:family="text">
      <style:text-properties style:font-name="Symbol" fo:font-family="Symbol"/>
    </style:style>
    <style:style style:name="WW_5f_CharLFO1LVL8_5f_text" style:display-name="WW_CharLFO1LVL8_text" style:family="text">
      <style:text-properties style:font-name="Courier New" fo:font-family="'Courier New'"/>
    </style:style>
    <style:style style:name="WW_5f_CharLFO2LVL1_5f_text" style:display-name="WW_CharLFO2LVL1_text" style:family="text">
      <style:text-properties style:font-name="Symbol" fo:font-family="Symbol"/>
    </style:style>
    <style:style style:name="WW_5f_CharLFO2LVL6_5f_text" style:display-name="WW_CharLFO2LVL6_text" style:family="text">
      <style:text-properties style:font-name="Wingdings" fo:font-family="Wingdings"/>
    </style:style>
    <style:style style:name="WW8Num4z1_5f_text" style:display-name="WW8Num4z1_text" style:family="text">
      <style:text-properties style:font-name="Courier New" fo:font-family="'Courier New'"/>
    </style:style>
    <style:style style:name="WW_5f_CharLFO1LVL4_5f_text" style:display-name="WW_CharLFO1LVL4_text" style:family="text">
      <style:text-properties style:font-name="Symbol" fo:font-family="Symbol"/>
    </style:style>
    <style:style style:name="WW_5f_CharLFO1LVL9_5f_text" style:display-name="WW_CharLFO1LVL9_text" style:family="text">
      <style:text-properties style:font-name="Wingdings" fo:font-family="Wingdings"/>
    </style:style>
    <style:style style:name="WW_5f_CharLFO2LVL2_5f_text" style:display-name="WW_CharLFO2LVL2_text" style:family="text">
      <style:text-properties style:font-name="Courier New" fo:font-family="'Courier New'"/>
    </style:style>
    <style:style style:name="WW_5f_CharLFO2LVL7_5f_text" style:display-name="WW_CharLFO2LVL7_text" style:family="text">
      <style:text-properties style:font-name="Symbol" fo:font-family="Symbol"/>
    </style:style>
    <style:style style:name="WW8Num4z2_5f_text" style:display-name="WW8Num4z2_text" style:family="text">
      <style:text-properties style:font-name="Wingdings" fo:font-family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Encabezado"><draw:frame draw:style-name="Mfr1" draw:name="Image1" text:anchor-type="as-char" svg:width="2.3752in" svg:height="1.1665in" draw:z-index="0"><draw:image xlink:href="Pictures/10000000000000AB0000005447006FA7.jpg" xlink:type="simple" xlink:show="embed" xlink:actuate="onLoad"/></draw:frame> <text:s text:c="39"/><draw:frame draw:style-name="Mfr1" draw:name="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ccontinelli</meta:initial-creator>
    <dc:creator>Martin </dc:creator>
    <meta:creation-date>2014-10-23T12:30:00Z</meta:creation-date>
    <dc:date>2015-12-18T13:03:30.547084715</dc:date>
    <meta:editing-duration>P0D</meta:editing-duration>
    <meta:editing-cycles>1</meta:editing-cycles>
    <meta:document-statistic meta:table-count="1" meta:image-count="2" meta:object-count="0" meta:page-count="1" meta:paragraph-count="20" meta:word-count="184" meta:character-count="1313" meta:non-whitespace-character-count="1109"/>
  </office:meta>
</office:document-meta>
</file>